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4.0299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2.5201in"/>
    </style:style>
    <style:style style:name="co5" style:family="table-column">
      <style:table-column-properties fo:break-before="auto" style:column-width="3.11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035in"/>
    </style:style>
    <style:style style:name="co8" style:family="table-column">
      <style:table-column-properties fo:break-before="auto" style:column-width="4.9102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5937in" fo:break-before="auto" style:use-optimal-row-height="fals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2917in" fo:break-before="auto" style:use-optimal-row-height="false"/>
    </style:style>
    <style:style style:name="ro6" style:family="table-row">
      <style:table-row-properties style:row-height="0.4165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tle</text:p>
          </table:table-cell>
          <table:table-cell table:style-name="ce7" office:value-type="string" calcext:value-type="string">
            <text:p>Emails</text:p>
          </table:table-cell>
          <table:table-cell table:style-name="ce10" office:value-type="string" calcext:value-type="string">
            <text:p>Picture <text:s/>(NATHAN NEEDS THIS SENT TO HIM SEPARATELY AND NOT AS PART OF THIS SPREADSHEET)</text:p>
          </table:table-cell>
          <table:table-cell table:style-name="ce7" office:value-type="string" calcext:value-type="string">
            <text:p>Bio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ane Earll</text:p>
          </table:table-cell>
          <table:table-cell table:style-name="ce2" office:value-type="string" calcext:value-type="string">
            <text:p>USG Corporation</text:p>
          </table:table-cell>
          <table:table-cell table:style-name="ce2" office:value-type="string" calcext:value-type="string">
            <text:p>President, Ceilings Division</text:p>
          </table:table-cell>
          <table:table-cell table:style-name="ce8" office:value-type="string" calcext:value-type="string">
            <text:p><text:a xlink:href="mailto:dearll@usg.com" xlink:type="simple">dearll@usg.com 
skonor@usg.com</text:a></text:p>
          </table:table-cell>
          <table:table-cell table:number-columns-repeated="4"/>
          <table:table-cell table:formula="of:=&quot;&lt;p&gt;&quot; &amp; [.A2] &amp; &quot;&lt;br&gt;&quot; &amp; [.B2] &amp; &quot;&lt;br&gt;&quot; &amp; [.C2] &amp; &quot;&lt;/p&gt;&quot;" office:value-type="string" office:string-value="&lt;p&gt;Diane Earll&lt;br&gt;USG Corporation&lt;br&gt;President, Ceilings Division&lt;/p&gt;" calcext:value-type="string">
            <text:p>&lt;p&gt;Diane Earll&lt;br&gt;USG Corporation&lt;br&gt;President, Ceilings Division&lt;/p&gt;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honda Ferguson</text:p>
          </table:table-cell>
          <table:table-cell table:style-name="ce2" office:value-type="string" calcext:value-type="string">
            <text:p>Allstate Corporation</text:p>
          </table:table-cell>
          <table:table-cell table:style-name="ce5" office:value-type="string" calcext:value-type="string">
            <text:p>Executive Vice President, Chief Legal Officer, General Counsel &amp; Secretary</text:p>
          </table:table-cell>
          <table:table-cell table:style-name="ce8" office:value-type="string" calcext:value-type="string">
            <text:p><text:a xlink:href="mailto:rhonda.ferguson@allstate.com" xlink:type="simple">rhonda.ferguson@allstate.com   
pam.friberg@allstate.com </text:a></text:p>
          </table:table-cell>
          <table:table-cell table:style-name="ce11"/>
          <table:table-cell table:number-columns-repeated="3"/>
          <table:table-cell table:formula="of:=&quot;&lt;p&gt;&quot; &amp; [.A3] &amp; &quot;&lt;br&gt;&quot; &amp; [.B3] &amp; &quot;&lt;br&gt;&quot; &amp; [.C3] &amp; &quot;&lt;/p&gt;&quot;" office:value-type="string" office:string-value="&lt;p&gt;Rhonda Ferguson&lt;br&gt;Allstate Corporation&lt;br&gt;Executive Vice President, Chief Legal Officer, General Counsel &amp; Secretary&lt;/p&gt;" calcext:value-type="string">
            <text:p>&lt;p&gt;Rhonda Ferguson&lt;br&gt;Allstate Corporation&lt;br&gt;Executive Vice President, Chief Legal Officer, General Counsel &amp; Secretary&lt;/p&gt;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Kristen Murtos</text:p>
          </table:table-cell>
          <table:table-cell table:style-name="ce2" office:value-type="string" calcext:value-type="string">
            <text:p>NorthShore University HealthSystem</text:p>
          </table:table-cell>
          <table:table-cell table:style-name="ce2" office:value-type="string" calcext:value-type="string">
            <text:p>Chief Administrative and Strategy Officer</text:p>
          </table:table-cell>
          <table:table-cell table:style-name="ce9" office:value-type="string" calcext:value-type="string">
            <text:p>kmurtos@northshore.org</text:p>
            <text:p>bholland@northshore.org</text:p>
          </table:table-cell>
          <table:table-cell table:number-columns-repeated="4"/>
          <table:table-cell table:formula="of:=&quot;&lt;p&gt;&quot; &amp; [.A4] &amp; &quot;&lt;br&gt;&quot; &amp; [.B4] &amp; &quot;&lt;br&gt;&quot; &amp; [.C4] &amp; &quot;&lt;/p&gt;&quot;" office:value-type="string" office:string-value="&lt;p&gt;Kristen Murtos&lt;br&gt;NorthShore University HealthSystem&lt;br&gt;Chief Administrative and Strategy Officer&lt;/p&gt;" calcext:value-type="string">
            <text:p>&lt;p&gt;Kristen Murtos&lt;br&gt;NorthShore University HealthSystem&lt;br&gt;Chief Administrative and Strategy Officer&lt;/p&gt;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Jaime Faulkner</text:p>
          </table:table-cell>
          <table:table-cell table:style-name="ce2" office:value-type="string" calcext:value-type="string">
            <text:p>Chicago Blackhawks</text:p>
          </table:table-cell>
          <table:table-cell table:style-name="ce2" office:value-type="string" calcext:value-type="string">
            <text:p>President of Business Operations</text:p>
          </table:table-cell>
          <table:table-cell table:style-name="ce8" office:value-type="string" calcext:value-type="string">
            <text:p><text:a xlink:href="mailto:jfaulkner@blackhawks.com" xlink:type="simple">jfaulkner@blackhawks.com
mconnelly@blackhawks.com
</text:a></text:p>
          </table:table-cell>
          <table:table-cell table:number-columns-repeated="4"/>
          <table:table-cell table:formula="of:=&quot;&lt;p&gt;&quot; &amp; [.A5] &amp; &quot;&lt;br&gt;&quot; &amp; [.B5] &amp; &quot;&lt;br&gt;&quot; &amp; [.C5] &amp; &quot;&lt;/p&gt;&quot;" office:value-type="string" office:string-value="&lt;p&gt;Jaime Faulkner&lt;br&gt;Chicago Blackhawks&lt;br&gt;President of Business Operations&lt;/p&gt;" calcext:value-type="string">
            <text:p>&lt;p&gt;Jaime Faulkner&lt;br&gt;Chicago Blackhawks&lt;br&gt;President of Business Operations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ooke Flanagan</text:p>
          </table:table-cell>
          <table:table-cell table:style-name="ce3" office:value-type="string" calcext:value-type="string">
            <text:p>Steppenwolf Theatre Company</text:p>
          </table:table-cell>
          <table:table-cell table:style-name="ce3" office:value-type="string" calcext:value-type="string">
            <text:p>Executive Director</text:p>
          </table:table-cell>
          <table:table-cell table:number-columns-repeated="5"/>
          <table:table-cell table:formula="of:=&quot;&lt;p&gt;&quot; &amp; [.A6] &amp; &quot;&lt;br&gt;&quot; &amp; [.B6] &amp; &quot;&lt;br&gt;&quot; &amp; [.C6] &amp; &quot;&lt;/p&gt;&quot;" office:value-type="string" office:string-value="&lt;p&gt;Brooke Flanagan&lt;br&gt;Steppenwolf Theatre Company&lt;br&gt;Executive Director&lt;/p&gt;" calcext:value-type="string">
            <text:p>&lt;p&gt;Brooke Flanagan&lt;br&gt;Steppenwolf Theatre Company&lt;br&gt;Executive Director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atie Rooney</text:p>
          </table:table-cell>
          <table:table-cell table:style-name="ce3" office:value-type="string" calcext:value-type="string">
            <text:p>Alight</text:p>
          </table:table-cell>
          <table:table-cell table:style-name="ce3" office:value-type="string" calcext:value-type="string">
            <text:p>Chief Financial Officer</text:p>
          </table:table-cell>
          <table:table-cell table:number-columns-repeated="5"/>
          <table:table-cell table:formula="of:=&quot;&lt;p&gt;&quot; &amp; [.A7] &amp; &quot;&lt;br&gt;&quot; &amp; [.B7] &amp; &quot;&lt;br&gt;&quot; &amp; [.C7] &amp; &quot;&lt;/p&gt;&quot;" office:value-type="string" office:string-value="&lt;p&gt;Katie Rooney&lt;br&gt;Alight&lt;br&gt;Chief Financial Officer&lt;/p&gt;" calcext:value-type="string">
            <text:p>&lt;p&gt;Katie Rooney&lt;br&gt;Alight&lt;br&gt;Chief Financial Officer&lt;/p&gt;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Geraldine Keefe</text:p>
          </table:table-cell>
          <table:table-cell table:style-name="ce4" office:value-type="string" calcext:value-type="string">
            <text:p>Goldman Sachs </text:p>
          </table:table-cell>
          <table:table-cell table:style-name="ce3" office:value-type="string" calcext:value-type="string">
            <text:p>Partner, Co-Head of Midwest Investment Banking</text:p>
          </table:table-cell>
          <table:table-cell table:number-columns-repeated="5"/>
          <table:table-cell table:formula="of:=&quot;&lt;p&gt;&quot; &amp; [.A8] &amp; &quot;&lt;br&gt;&quot; &amp; [.B8] &amp; &quot;&lt;br&gt;&quot; &amp; [.C8] &amp; &quot;&lt;/p&gt;&quot;" office:value-type="string" office:string-value="&lt;p&gt;Geraldine Keefe&lt;br&gt;Goldman Sachs &lt;br&gt;Partner, Co-Head of Midwest Investment Banking&lt;/p&gt;" calcext:value-type="string">
            <text:p>&lt;p&gt;Geraldine Keefe&lt;br&gt;Goldman Sachs &lt;br&gt;Partner, Co-Head of Midwest Investment Banking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bbie Byrne</text:p>
          </table:table-cell>
          <table:table-cell table:style-name="ce3" office:value-type="string" calcext:value-type="string">
            <text:p>Advocate Aurora Health</text:p>
          </table:table-cell>
          <table:table-cell table:style-name="ce3" office:value-type="string" calcext:value-type="string">
            <text:p>Chief Information Officer</text:p>
          </table:table-cell>
          <table:table-cell table:number-columns-repeated="5"/>
          <table:table-cell table:formula="of:=&quot;&lt;p&gt;&quot; &amp; [.A9] &amp; &quot;&lt;br&gt;&quot; &amp; [.B9] &amp; &quot;&lt;br&gt;&quot; &amp; [.C9] &amp; &quot;&lt;/p&gt;&quot;" office:value-type="string" office:string-value="&lt;p&gt;Bobbie Byrne&lt;br&gt;Advocate Aurora Health&lt;br&gt;Chief Information Officer&lt;/p&gt;" calcext:value-type="string">
            <text:p>&lt;p&gt;Bobbie Byrne&lt;br&gt;Advocate Aurora Health&lt;br&gt;Chief Information Officer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urie Joyner</text:p>
          </table:table-cell>
          <table:table-cell table:style-name="ce3" office:value-type="string" calcext:value-type="string">
            <text:p>Saint Xavier University</text:p>
          </table:table-cell>
          <table:table-cell table:style-name="ce3" office:value-type="string" calcext:value-type="string">
            <text:p>President</text:p>
          </table:table-cell>
          <table:table-cell table:number-columns-repeated="5"/>
          <table:table-cell table:formula="of:=&quot;&lt;p&gt;&quot; &amp; [.A10] &amp; &quot;&lt;br&gt;&quot; &amp; [.B10] &amp; &quot;&lt;br&gt;&quot; &amp; [.C10] &amp; &quot;&lt;/p&gt;&quot;" office:value-type="string" office:string-value="&lt;p&gt;Laurie Joyner&lt;br&gt;Saint Xavier University&lt;br&gt;President&lt;/p&gt;" calcext:value-type="string">
            <text:p>&lt;p&gt;Laurie Joyner&lt;br&gt;Saint Xavier University&lt;br&gt;President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nda Finkel</text:p>
          </table:table-cell>
          <table:table-cell table:style-name="ce3" office:value-type="string" calcext:value-type="string">
            <text:p>AVIA</text:p>
          </table:table-cell>
          <table:table-cell table:style-name="ce6" office:value-type="string" calcext:value-type="string">
            <text:p>Chief Executive Officer</text:p>
          </table:table-cell>
          <table:table-cell table:number-columns-repeated="5"/>
          <table:table-cell table:formula="of:=&quot;&lt;p&gt;&quot; &amp; [.A11] &amp; &quot;&lt;br&gt;&quot; &amp; [.B11] &amp; &quot;&lt;br&gt;&quot; &amp; [.C11] &amp; &quot;&lt;/p&gt;&quot;" office:value-type="string" office:string-value="&lt;p&gt;Linda Finkel&lt;br&gt;AVIA&lt;br&gt;Chief Executive Officer&lt;/p&gt;" calcext:value-type="string">
            <text:p>&lt;p&gt;Linda Finkel&lt;br&gt;AVIA&lt;br&gt;Chief Executive Officer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elicia Davis Blakley</text:p>
          </table:table-cell>
          <table:table-cell table:style-name="ce3" office:value-type="string" calcext:value-type="string">
            <text:p>Chicago Foundation for Women</text:p>
          </table:table-cell>
          <table:table-cell table:style-name="ce3" office:value-type="string" calcext:value-type="string">
            <text:p>President and CEO</text:p>
          </table:table-cell>
          <table:table-cell table:number-columns-repeated="5"/>
          <table:table-cell table:formula="of:=&quot;&lt;p&gt;&quot; &amp; [.A12] &amp; &quot;&lt;br&gt;&quot; &amp; [.B12] &amp; &quot;&lt;br&gt;&quot; &amp; [.C12] &amp; &quot;&lt;/p&gt;&quot;" office:value-type="string" office:string-value="&lt;p&gt;Felicia Davis Blakley&lt;br&gt;Chicago Foundation for Women&lt;br&gt;President and CEO&lt;/p&gt;" calcext:value-type="string">
            <text:p>&lt;p&gt;Felicia Davis Blakley&lt;br&gt;Chicago Foundation for Women&lt;br&gt;President and CEO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drea Ingram Wiles</text:p>
          </table:table-cell>
          <table:table-cell table:style-name="ce3" office:value-type="string" calcext:value-type="string">
            <text:p>DuPage Children's Museum</text:p>
          </table:table-cell>
          <table:table-cell table:style-name="ce3" office:value-type="string" calcext:value-type="string">
            <text:p>President and CEO</text:p>
          </table:table-cell>
          <table:table-cell table:number-columns-repeated="5"/>
          <table:table-cell table:formula="of:=&quot;&lt;p&gt;&quot; &amp; [.A13] &amp; &quot;&lt;br&gt;&quot; &amp; [.B13] &amp; &quot;&lt;br&gt;&quot; &amp; [.C13] &amp; &quot;&lt;/p&gt;&quot;" office:value-type="string" office:string-value="&lt;p&gt;Andrea Ingram Wiles&lt;br&gt;DuPage Children's Museum&lt;br&gt;President and CEO&lt;/p&gt;" calcext:value-type="string">
            <text:p>&lt;p&gt;Andrea Ingram Wiles&lt;br&gt;DuPage Children's Museum&lt;br&gt;President and CEO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talie Brown</text:p>
          </table:table-cell>
          <table:table-cell table:style-name="ce3" office:value-type="string" calcext:value-type="string">
            <text:p>Mesirow</text:p>
          </table:table-cell>
          <table:table-cell table:style-name="ce3" office:value-type="string" calcext:value-type="string">
            <text:p>Chief Executive Officer</text:p>
          </table:table-cell>
          <table:table-cell table:number-columns-repeated="5"/>
          <table:table-cell table:formula="of:=&quot;&lt;p&gt;&quot; &amp; [.A14] &amp; &quot;&lt;br&gt;&quot; &amp; [.B14] &amp; &quot;&lt;br&gt;&quot; &amp; [.C14] &amp; &quot;&lt;/p&gt;&quot;" office:value-type="string" office:string-value="&lt;p&gt;Natalie Brown&lt;br&gt;Mesirow&lt;br&gt;Chief Executive Officer&lt;/p&gt;" calcext:value-type="string">
            <text:p>&lt;p&gt;Natalie Brown&lt;br&gt;Mesirow&lt;br&gt;Chief Executive Officer&lt;/p&gt;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Anna Paglia</text:p>
          </table:table-cell>
          <table:table-cell table:style-name="ce4" office:value-type="string" calcext:value-type="string">
            <text:p>Invesco Ltd.</text:p>
          </table:table-cell>
          <table:table-cell table:style-name="ce3" office:value-type="string" calcext:value-type="string">
            <text:p>Managing Director, Head of Global ETFs &amp; Indexed Strategies</text:p>
          </table:table-cell>
          <table:table-cell table:number-columns-repeated="5"/>
          <table:table-cell table:formula="of:=&quot;&lt;p&gt;&quot; &amp; [.A15] &amp; &quot;&lt;br&gt;&quot; &amp; [.B15] &amp; &quot;&lt;br&gt;&quot; &amp; [.C15] &amp; &quot;&lt;/p&gt;&quot;" office:value-type="string" office:string-value="&lt;p&gt;Anna Paglia&lt;br&gt;Invesco Ltd.&lt;br&gt;Managing Director, Head of Global ETFs &amp; Indexed Strategies&lt;/p&gt;" calcext:value-type="string">
            <text:p>&lt;p&gt;Anna Paglia&lt;br&gt;Invesco Ltd.&lt;br&gt;Managing Director, Head of Global ETFs &amp; Indexed Strategies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na May Trala</text:p>
          </table:table-cell>
          <table:table-cell table:style-name="ce3" office:value-type="string" calcext:value-type="string">
            <text:p>GTCR</text:p>
          </table:table-cell>
          <table:table-cell table:style-name="ce3" office:value-type="string" calcext:value-type="string">
            <text:p>Managing Director and Chief Financial Officer</text:p>
          </table:table-cell>
          <table:table-cell table:number-columns-repeated="5"/>
          <table:table-cell table:formula="of:=&quot;&lt;p&gt;&quot; &amp; [.A16] &amp; &quot;&lt;br&gt;&quot; &amp; [.B16] &amp; &quot;&lt;br&gt;&quot; &amp; [.C16] &amp; &quot;&lt;/p&gt;&quot;" office:value-type="string" office:string-value="&lt;p&gt;Anna May Trala&lt;br&gt;GTCR&lt;br&gt;Managing Director and Chief Financial Officer&lt;/p&gt;" calcext:value-type="string">
            <text:p>&lt;p&gt;Anna May Trala&lt;br&gt;GTCR&lt;br&gt;Managing Director and Chief Financial Officer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zanne Yoon</text:p>
          </table:table-cell>
          <table:table-cell table:style-name="ce3" office:value-type="string" calcext:value-type="string">
            <text:p>Kinzie Capital Partners</text:p>
          </table:table-cell>
          <table:table-cell table:style-name="ce3" office:value-type="string" calcext:value-type="string">
            <text:p>Founder, Managing Partner</text:p>
          </table:table-cell>
          <table:table-cell table:number-columns-repeated="5"/>
          <table:table-cell table:formula="of:=&quot;&lt;p&gt;&quot; &amp; [.A17] &amp; &quot;&lt;br&gt;&quot; &amp; [.B17] &amp; &quot;&lt;br&gt;&quot; &amp; [.C17] &amp; &quot;&lt;/p&gt;&quot;" office:value-type="string" office:string-value="&lt;p&gt;Suzanne Yoon&lt;br&gt;Kinzie Capital Partners&lt;br&gt;Founder, Managing Partner&lt;/p&gt;" calcext:value-type="string">
            <text:p>&lt;p&gt;Suzanne Yoon&lt;br&gt;Kinzie Capital Partners&lt;br&gt;Founder, Managing Partner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cella David</text:p>
          </table:table-cell>
          <table:table-cell table:style-name="ce3" office:value-type="string" calcext:value-type="string">
            <text:p>Columbia College Chicago</text:p>
          </table:table-cell>
          <table:table-cell table:style-name="ce6" office:value-type="string" calcext:value-type="string">
            <text:p>Senior Vice President and Provost</text:p>
          </table:table-cell>
          <table:table-cell table:number-columns-repeated="5"/>
          <table:table-cell table:formula="of:=&quot;&lt;p&gt;&quot; &amp; [.A18] &amp; &quot;&lt;br&gt;&quot; &amp; [.B18] &amp; &quot;&lt;br&gt;&quot; &amp; [.C18] &amp; &quot;&lt;/p&gt;&quot;" office:value-type="string" office:string-value="&lt;p&gt;Marcella David&lt;br&gt;Columbia College Chicago&lt;br&gt;Senior Vice President and Provost&lt;/p&gt;" calcext:value-type="string">
            <text:p>&lt;p&gt;Marcella David&lt;br&gt;Columbia College Chicago&lt;br&gt;Senior Vice President and Provost&lt;/p&gt;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Mary Clare Bonaccorsi</text:p>
          </table:table-cell>
          <table:table-cell table:style-name="ce3" office:value-type="string" calcext:value-type="string">
            <text:p>Polsinelli, P.C.</text:p>
          </table:table-cell>
          <table:table-cell table:style-name="ce3" office:value-type="string" calcext:value-type="string">
            <text:p>Chair, Cross Department Litigation; Managing Partner, Chicago</text:p>
          </table:table-cell>
          <table:table-cell table:number-columns-repeated="5"/>
          <table:table-cell table:formula="of:=&quot;&lt;p&gt;&quot; &amp; [.A19] &amp; &quot;&lt;br&gt;&quot; &amp; [.B19] &amp; &quot;&lt;br&gt;&quot; &amp; [.C19] &amp; &quot;&lt;/p&gt;&quot;" office:value-type="string" office:string-value="&lt;p&gt;Mary Clare Bonaccorsi&lt;br&gt;Polsinelli, P.C.&lt;br&gt;Chair, Cross Department Litigation; Managing Partner, Chicago&lt;/p&gt;" calcext:value-type="string">
            <text:p>&lt;p&gt;Mary Clare Bonaccorsi&lt;br&gt;Polsinelli, P.C.&lt;br&gt;Chair, Cross Department Litigation; Managing Partner, Chicago&lt;/p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racy Brown</text:p>
          </table:table-cell>
          <table:table-cell table:style-name="ce3" office:value-type="string" calcext:value-type="string">
            <text:p>Chicago Public Media</text:p>
          </table:table-cell>
          <table:table-cell table:style-name="ce3" office:value-type="string" calcext:value-type="string">
            <text:p>Chief Content Officer</text:p>
          </table:table-cell>
          <table:table-cell table:number-columns-repeated="5"/>
          <table:table-cell table:formula="of:=&quot;&lt;p&gt;&quot; &amp; [.A20] &amp; &quot;&lt;br&gt;&quot; &amp; [.B20] &amp; &quot;&lt;br&gt;&quot; &amp; [.C20] &amp; &quot;&lt;/p&gt;&quot;" office:value-type="string" office:string-value="&lt;p&gt;Tracy Brown&lt;br&gt;Chicago Public Media&lt;br&gt;Chief Content Officer&lt;/p&gt;" calcext:value-type="string">
            <text:p>&lt;p&gt;Tracy Brown&lt;br&gt;Chicago Public Media&lt;br&gt;Chief Content Officer&lt;/p&gt;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helly Sun</text:p>
          </table:table-cell>
          <table:table-cell table:style-name="ce4" office:value-type="string" calcext:value-type="string">
            <text:p>BrightStar Care</text:p>
          </table:table-cell>
          <table:table-cell table:style-name="ce4" office:value-type="string" calcext:value-type="string">
            <text:p>CEO and Founder</text:p>
          </table:table-cell>
          <table:table-cell table:number-columns-repeated="5"/>
          <table:table-cell table:formula="of:=&quot;&lt;p&gt;&quot; &amp; [.A21] &amp; &quot;&lt;br&gt;&quot; &amp; [.B21] &amp; &quot;&lt;br&gt;&quot; &amp; [.C21] &amp; &quot;&lt;/p&gt;&quot;" office:value-type="string" office:string-value="&lt;p&gt;Shelly Sun&lt;br&gt;BrightStar Care&lt;br&gt;CEO and Founder&lt;/p&gt;" calcext:value-type="string">
            <text:p>&lt;p&gt;Shelly Sun&lt;br&gt;BrightStar Care&lt;br&gt;CEO and Founder&lt;/p&gt;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ebekah Scheinfeld</text:p>
          </table:table-cell>
          <table:table-cell table:style-name="ce4" office:value-type="string" calcext:value-type="string">
            <text:p>Civic Consulting Alliance</text:p>
          </table:table-cell>
          <table:table-cell table:style-name="ce4" office:value-type="string" calcext:value-type="string">
            <text:p>CEO and President</text:p>
          </table:table-cell>
          <table:table-cell table:number-columns-repeated="5"/>
          <table:table-cell table:formula="of:=&quot;&lt;p&gt;&quot; &amp; [.A22] &amp; &quot;&lt;br&gt;&quot; &amp; [.B22] &amp; &quot;&lt;br&gt;&quot; &amp; [.C22] &amp; &quot;&lt;/p&gt;&quot;" office:value-type="string" office:string-value="&lt;p&gt;Rebekah Scheinfeld&lt;br&gt;Civic Consulting Alliance&lt;br&gt;CEO and President&lt;/p&gt;" calcext:value-type="string">
            <text:p>&lt;p&gt;Rebekah Scheinfeld&lt;br&gt;Civic Consulting Alliance&lt;br&gt;CEO and President&lt;/p&gt;</text:p>
          </table:table-cell>
          <table:table-cell table:number-columns-repeated="1015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en S. Feinberg</meta:initial-creator>
    <meta:creation-date>2021-10-27T20:06:33</meta:creation-date>
    <dc:date>2022-08-14T18:04:56.144535606</dc:date>
    <meta:generator>LibreOffice/7.3.5.2$Linux_X86_64 LibreOffice_project/30$Build-2</meta:generator>
    <meta:editing-duration>PT15M37S</meta:editing-duration>
    <meta:editing-cycles>1</meta:editing-cycles>
    <meta:document-statistic meta:table-count="1" meta:cell-count="94" meta:object-count="0"/>
    <meta:user-defined meta:name="AppVersion">16.0300</meta:user-defined>
  </office:meta>
</office:document-meta>
</file>